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E73000035A52E632BEE.svm"/>
  <manifest:file-entry manifest:media-type="" manifest:full-path="Pictures/20000007000077E50000374CF4578BC9.svm"/>
  <manifest:file-entry manifest:media-type="" manifest:full-path="Pictures/2000000700007A7A00003BA3192EA440.svm"/>
  <manifest:file-entry manifest:media-type="" manifest:full-path="Pictures/2000000700006638000051F6D7809F91.svm"/>
  <manifest:file-entry manifest:media-type="" manifest:full-path="Pictures/200000070000220200002DFFAE16BB8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bold" style:font-weight-asian="bold" style:font-weight-complex="bold"/>
    </style:style>
    <style:style style:name="P5" style:family="paragraph" style:parent-style-name="Table_20_Contents">
      <style:paragraph-properties fo:text-align="justify" style:justify-single-word="false"/>
      <style:text-properties style:font-name="Courier New" fo:font-size="11pt" style:text-underline-style="none" fo:font-weight="bold" style:font-size-asian="11pt" style:font-weight-asian="bold" style:font-size-complex="11pt" style:font-weight-complex="bold"/>
    </style:style>
    <style:style style:name="P6" style:family="paragraph" style:parent-style-name="Table_20_Contents">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7" style:family="paragraph" style:parent-style-name="Table_20_Contents">
      <style:paragraph-properties fo:text-align="justify" style:justify-single-word="false"/>
      <style:text-properties style:font-name="Times New Roman" fo:font-size="11pt" style:text-underline-style="none" fo:font-weight="bold"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Table_20_Contents">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Table_20_Contents">
      <style:paragraph-properties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11" style:family="paragraph" style:parent-style-name="Table_20_Contents">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fo:font-size="11pt" style:font-size-asian="11pt" style:font-size-complex="11pt"/>
    </style:style>
    <style:style style:name="T4" style:family="text">
      <style:text-properties style:font-name="Courier New" fo:font-weight="normal" style:font-weight-asian="normal" style:font-weight-complex="normal"/>
    </style:style>
    <style:style style:name="T5" style:family="text">
      <style:text-properties fo:color="#ff0000"/>
    </style:style>
    <style:style style:name="T6" style:family="text">
      <style:text-properties fo:color="#ff0000" style:text-underline-style="solid" style:text-underline-width="auto" style:text-underline-color="font-color"/>
    </style:style>
    <style:style style:name="T7" style:family="text">
      <style:text-properties fo:color="#ff0000"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NA DAY 3 part 2</text:p>
      <text:p text:style-name="P1">Subnetting</text:p>
      <text:p text:style-name="P1"/>
      <text:p text:style-name="P2"/>
      <text:p text:style-name="P3">Dans cette vidéo, on va se pencher sur le subnetting des adresses IP de classe C. Qu'est-ce que le "subnetting" ? <text:span text:style-name="T1">Il s'agit simplement de diviser un grand réseau en différents petits réseaux, traités comme des réseaux séparés</text:span>. </text:p>
      <text:p text:style-name="P3"/>
      <text:p text:style-name="P3">Pour comprendre les subnets, il va d'abord falloir faire un petit rappel sur le concept d'adresse IP publique, et d'adresse IP privée.</text:p>
      <text:p text:style-name="P3"/>
      <text:p text:style-name="P3">L'interval dédié aux adresses privées est le suivant, dans chacune des classes :</text:p>
      <text:p text:style-name="P3"/>
      <text:p text:style-name="P3"><draw:frame draw:style-name="fr1" draw:name="images1" text:anchor-type="paragraph" svg:width="13.247cm" svg:height="6.108cm" draw:z-index="0"><draw:image xlink:href="Pictures/20000007000077E50000374CF4578BC9.svm" xlink:type="simple" xlink:show="embed" xlink:actuate="onLoad"/></draw:frame></text:p>
      <text:p text:style-name="P3">En d'autres termes, on peut avoir une adresse IP privée faisant partie d'un énorme réseau (10.10.15.203), ou d'un plus petit réseau (192.168.5.123). Comme on le sait, la configuration actuelle d'internet est la suivante :</text:p>
      <text:p text:style-name="P3"><draw:frame draw:style-name="fr2" draw:name="images2" text:anchor-type="paragraph" svg:x="1.789cm" svg:y="0.116cm" svg:width="13.421cm" svg:height="10.761cm" draw:z-index="1"><draw:image xlink:href="Pictures/2000000700006638000051F6D7809F91.svm" xlink:type="simple" xlink:show="embed" xlink:actuate="onLoad"/></draw:frame></text:p>
      <text:p text:style-name="P3"><text:soft-page-break/></text:p>
      <text:p text:style-name="P3">Internet assigne à chaque routeur une adresse IP publique, puis le routeur va assigner à chaque appareil de son réseau une adresse IP privée.</text:p>
      <text:p text:style-name="P3"/>
      <text:p text:style-name="P3">Remarque : à la base, les créateurs de l'IPv4 pensaient qu'il y aurait assez d'adresses IP pour tout le monde, et pour toujours, afin que chaque appareil ait une adresse IP publique qui l'identifie, et puisse communiquer directement avec tous les autres appareils via internet. Ils n'avaient apparemment pas anticipé l'énorme développement d'internet.</text:p>
      <text:p text:style-name="P3"/>
      <text:p text:style-name="P3"/>
      <text:p text:style-name="P3">Bref, désormais seuls les routeurs ont une adresse IP publique, et ils attribuent une adresse IP privée à chaque appareil présents sur le réseau local (ce qui permet d'avoir bien plus d'adresses IP, puisqu'un appareil d'un réseau local peut avoir la même adresse IP privée qu'un appareil d'un autre réseau local).</text:p>
      <text:p text:style-name="P3"/>
      <text:p text:style-name="P4">BREF<text:span text:style-name="T2">, attaquons-nous maintenant au concept de subnetting pour les adresses IP de classe C.</text:span></text:p>
      <text:p text:style-name="P3"/>
      <text:p text:style-name="P3">Partons du schéma suivant. J'ai cette configuration avec ce subnet mask (classique classe C, ou /24) :</text:p>
      <text:p text:style-name="P3"/>
      <text:p text:style-name="P8">&gt; Subnet Mask</text:p>
      <text:p text:style-name="P6">11111111 11111111 11111111 00000000<text:tab/><text:tab/><text:tab/><text:tab/>255.255.255.0</text:p>
      <text:p text:style-name="P3"/>
      <text:p text:style-name="P3">&gt; IP adress range of network "192.168.100.x" :</text:p>
      <text:p text:style-name="P6">11000000 10101000 01100100 00000000 - 11000000 10101000 01100100 11111111</text:p>
      <text:p text:style-name="P6"/>
      <text:p text:style-name="P6">192.168.100.0<text:tab/><text:tab/><text:tab/><text:tab/> <text:s text:c="3"/>- 192.168.100.255</text:p>
      <text:p text:style-name="P3"/>
      <text:p text:style-name="P3"/>
      <text:p text:style-name="P3"/>
      <text:p text:style-name="P3"/>
      <text:p text:style-name="P3"/>
      <text:p text:style-name="P3">Maintenant, imaginons qu'on veuille diviser ce réseau en deux sous-réseaux distincts. Tout ce que l'on a à faire, c'est de "prendre" 1 bit de l'octet dédié aux hôtes pour le donner au Subnet Mask :</text:p>
      <text:p text:style-name="P9"/>
      <text:p text:style-name="P8">&gt; Subnet Mask</text:p>
      <text:p text:style-name="P5"><text:span text:style-name="T2">11111111 11111111 11111111 </text:span><text:span text:style-name="T5">1</text:span><text:span text:style-name="T2">0000000<text:tab/><text:tab/><text:tab/><text:tab/>255.255.255.128</text:span></text:p>
      <text:p text:style-name="P3"/>
      <text:p text:style-name="P3">&gt; IP address range of network "192.168.100.x" n°1 :</text:p>
      <text:p text:style-name="P5"><text:span text:style-name="T2">11000000 10101000 01100100 </text:span><text:span text:style-name="T6">0</text:span><text:span text:style-name="T2">0000000 - 11000000 10101000 01100100 </text:span><text:span text:style-name="T6">0</text:span><text:span text:style-name="T2">1111111</text:span></text:p>
      <text:p text:style-name="P6"/>
      <text:p text:style-name="P6">192.168.100.0<text:tab/><text:tab/><text:tab/><text:tab/> <text:s text:c="3"/>- 192.168.100.127</text:p>
      <text:p text:style-name="P9"/>
      <text:p text:style-name="P9">&gt; IP address range of network "192.168.100.x" n°2 :</text:p>
      <text:p text:style-name="P5"><text:span text:style-name="T2">11000000 10101000 01100100 </text:span><text:span text:style-name="T6">1</text:span><text:span text:style-name="T2">0000000 - 11000000 10101000 01100100 </text:span><text:span text:style-name="T6">1</text:span><text:span text:style-name="T2">1111111</text:span></text:p>
      <text:p text:style-name="P6"/>
      <text:p text:style-name="P6">192.168.100.128<text:tab/><text:tab/><text:tab/><text:tab/> <text:s text:c="3"/>- 192.168.100.255</text:p>
      <text:p text:style-name="P9"/>
      <text:p text:style-name="P9"/>
      <text:p text:style-name="P9"/>
      <text:p text:style-name="P9"><text:span text:style-name="T1"/></text:p>
      <text:p text:style-name="P9"/>
      <text:p text:style-name="P9"/>
      <text:p text:style-name="P9"><text:soft-page-break/>On vient donc simplement de diviser le réseau 192.168.100.x en deux parties : </text:p>
      <text:p text:style-name="P6">192.168.100.0 – 192.168.100.128<text:tab/><text:tab/>192.168.100.128 – 192.168.100.255</text:p>
      <text:p text:style-name="P9"/>
      <text:p text:style-name="P9">En ajoutant un bit au Subnet Mask, il ne reste que 7 bits pour déterminer chaque hôte par réseau : il y a donc <text:span text:style-name="T3">2^7 – 2 = 126</text:span> hôtes disponibles par sous-réseau, plus le network ID et l'adresse broadcast.</text:p>
      <text:p text:style-name="P9">Ici, le network ID du sous-réseau n°1 est 192.168.100.0 ; son adresse broadcast est 192.168.100.127. Le network ID du sous-réseau n°2 est 192.168.100.128, son adresse broadcast est 192.168.100.255 :</text:p>
      <text:p text:style-name="P9"/>
      <text:p text:style-name="P9"><draw:frame draw:style-name="fr1" draw:name="images3" text:anchor-type="paragraph" svg:width="7.459cm" svg:height="10.089cm" draw:z-index="2"><draw:image xlink:href="Pictures/200000070000220200002DFFAE16BB8E.svm" xlink:type="simple" xlink:show="embed" xlink:actuate="onLoad"/></draw:frame></text:p>
      <text:p text:style-name="P9">NOTE : les adresses IP des sous-réseaux prendront maintenant le suffixe /25, car on a ajouté 1 bit au subnet mask pour diviser le réseau. Exemple :<text:span text:style-name="T3"> 192.168.100.214 /25</text:span>.</text:p>
      <text:p text:style-name="P9"/>
      <text:p text:style-name="P9"/>
      <text:p text:style-name="P9"/>
      <text:p text:style-name="P9"/>
      <text:p text:style-name="P9">Un autre exemple pour la route, imaginons qu'on veuille diviser notre réseau en 4. On prend cette fois 2 bits de l'octet dédié aux hôtes pour le donner au Subnet Mask :</text:p>
      <text:p text:style-name="P9"/>
      <text:p text:style-name="P8">&gt; Subnet Mask</text:p>
      <text:p text:style-name="P5"><text:span text:style-name="T2">11111111 11111111 11111111 </text:span><text:span text:style-name="T5">11</text:span><text:span text:style-name="T2">000000<text:tab/><text:tab/><text:tab/><text:tab/>255.255.255.192</text:span></text:p>
      <text:p text:style-name="P3"/>
      <text:p text:style-name="P3">&gt; IP address range of network "192.168.100.x" n°1 :</text:p>
      <text:p text:style-name="P5"><text:span text:style-name="T2">11000000 10101000 01100100 </text:span><text:span text:style-name="T6">00</text:span><text:span text:style-name="T2">000000 - 11000000 10101000 01100100 </text:span><text:span text:style-name="T6">00</text:span><text:span text:style-name="T2">111111</text:span></text:p>
      <text:p text:style-name="P6"/>
      <text:p text:style-name="P6">192.168.100.0<text:tab/><text:tab/><text:tab/><text:tab/> <text:s text:c="3"/>- 192.168.100.63</text:p>
      <text:p text:style-name="P9"/>
      <text:p text:style-name="P9">&gt; IP address range of network "192.168.100.x" n°2 :</text:p>
      <text:p text:style-name="P5"><text:span text:style-name="T2">11000000 10101000 01100100 </text:span><text:span text:style-name="T6">01</text:span><text:span text:style-name="T2">000000 - 11000000 10101000 01100100 </text:span><text:span text:style-name="T6">01</text:span><text:span text:style-name="T2">111111</text:span></text:p>
      <text:p text:style-name="P6"/>
      <text:p text:style-name="P6">192.168.100.64<text:tab/><text:tab/><text:tab/><text:tab/> <text:s text:c="3"/>- 192.168.100.128</text:p>
      <text:p text:style-name="P9"><text:soft-page-break/></text:p>
      <text:p text:style-name="P9">&gt; IP address range of network "192.168.100.x" n°3 :</text:p>
      <text:p text:style-name="P5"><text:span text:style-name="T2">11000000 10101000 01100100 </text:span><text:span text:style-name="T6">10</text:span><text:span text:style-name="T2">000000 - 11000000 10101000 01100100 </text:span><text:span text:style-name="T6">10</text:span><text:span text:style-name="T2">111111</text:span></text:p>
      <text:p text:style-name="P6"/>
      <text:p text:style-name="P6">192.168.100.129<text:tab/><text:tab/><text:tab/><text:tab/> <text:s text:c="3"/>- 192.168.100.191</text:p>
      <text:p text:style-name="P9"/>
      <text:p text:style-name="P9"/>
      <text:p text:style-name="P9">&gt; IP address range of network "192.168.100.x" n°4 :</text:p>
      <text:p text:style-name="P5"><text:span text:style-name="T2">11000000 10101000 01100100 </text:span><text:span text:style-name="T6">11</text:span><text:span text:style-name="T2">000000 - 11000000 10101000 01100100 </text:span><text:span text:style-name="T6">11</text:span><text:span text:style-name="T2">111111</text:span></text:p>
      <text:p text:style-name="P6"/>
      <text:p text:style-name="P6">192.168.100.192<text:tab/><text:tab/><text:tab/><text:tab/> <text:s text:c="3"/>- 192.168.100.255</text:p>
      <text:p text:style-name="P9"/>
      <text:p text:style-name="P9"/>
      <text:p text:style-name="P9">Petit tableau pour récapituler le nombre de bits empruntés et le nombre de subnets équivalent :</text:p>
      <text:p text:style-name="P9"/>
      <text:p text:style-name="P9"><draw:frame draw:style-name="fr3" draw:name="images4" text:anchor-type="paragraph" svg:width="16.999cm" svg:height="8.276cm" draw:z-index="3"><draw:image xlink:href="Pictures/2000000700007A7A00003BA3192EA440.svm" xlink:type="simple" xlink:show="embed" xlink:actuate="onLoad"/></draw:frame></text:p>
      <text:p text:style-name="P9">Pour créer des subnets de tailles différentes, comme cette configuration, que fait-on ?</text:p>
      <text:p text:style-name="P9"/>
      <text:p text:style-name="P9"><draw:frame draw:style-name="fr4" draw:name="images5" text:anchor-type="paragraph" svg:width="13.15cm" svg:height="8.991cm" draw:z-index="4"><draw:image xlink:href="Pictures/2000000700004E73000035A52E632BEE.svm" xlink:type="simple" xlink:show="embed" xlink:actuate="onLoad"/></draw:frame><text:soft-page-break/></text:p>
      <text:p text:style-name="P9">On sépare d'abord le réseau en deux, en empruntant 1 bit à l'octet des hôtes, pour le donner au Subnet Mask :</text:p>
      <text:p text:style-name="P9"/>
      <text:p text:style-name="P8">&gt; Subnet Mask</text:p>
      <text:p text:style-name="P5"><text:span text:style-name="T2">11111111 11111111 11111111 </text:span><text:span text:style-name="T5">1</text:span><text:span text:style-name="T2">0000000<text:tab/><text:tab/><text:tab/><text:tab/>255.255.255.128</text:span></text:p>
      <text:p text:style-name="P3"/>
      <text:p text:style-name="P3">&gt; IP address range of network "192.168.100.x" n°1 :</text:p>
      <text:p text:style-name="P5"><text:span text:style-name="T2">11000000 10101000 01100100 </text:span><text:span text:style-name="T6">0</text:span><text:span text:style-name="T2">0000000 - 11000000 10101000 01100100 </text:span><text:span text:style-name="T6">0</text:span><text:span text:style-name="T2">1111111</text:span></text:p>
      <text:p text:style-name="P6"/>
      <text:p text:style-name="P6">192.168.100.0<text:tab/><text:tab/><text:tab/><text:tab/> <text:s text:c="3"/>- 192.168.100.128</text:p>
      <text:p text:style-name="P9"/>
      <text:p text:style-name="P9">&gt; IP address range of network "192.168.100.x" n°2 :</text:p>
      <text:p text:style-name="P5"><text:span text:style-name="T2">11000000 10101000 01100100 </text:span><text:span text:style-name="T6">1</text:span><text:span text:style-name="T2">0000000 - 11000000 10101000 01100100 </text:span><text:span text:style-name="T6">1</text:span><text:span text:style-name="T2">1111111</text:span></text:p>
      <text:p text:style-name="P6"/>
      <text:p text:style-name="P6">192.168.100.128<text:tab/><text:tab/><text:tab/><text:tab/> <text:s text:c="3"/>- 192.168.100.255</text:p>
      <text:p text:style-name="P6"/>
      <text:p text:style-name="P6"/>
      <text:p text:style-name="P9"/>
      <text:p text:style-name="P10"><text:span text:style-name="T2">Mais on ne s'arrête pas là. Maintenant, </text:span><text:span text:style-name="T8">sur le second réseau uniquement</text:span><text:span text:style-name="T2">, on va reprendre un bit de l'octet des hôtes pour le donner au Subnet Mask :</text:span></text:p>
      <text:p text:style-name="P9"/>
      <text:p text:style-name="P8">&gt; Subnet Mask</text:p>
      <text:p text:style-name="P5"><text:span text:style-name="T2">11111111 11111111 11111111 </text:span><text:span text:style-name="T7">11</text:span><text:span text:style-name="T2">000000<text:tab/><text:tab/><text:tab/><text:tab/>255.255.255.192</text:span></text:p>
      <text:p text:style-name="P6"/>
      <text:p text:style-name="P9">&gt; IP address range of network "192.168.100.x" n°2_1 :</text:p>
      <text:p text:style-name="P5"><text:span text:style-name="T2">11000000 10101000 01100100 </text:span><text:span text:style-name="T6">10</text:span><text:span text:style-name="T2">000000 - 11000000 10101000 01100100 </text:span><text:span text:style-name="T6">10</text:span><text:span text:style-name="T2">111111</text:span></text:p>
      <text:p text:style-name="P6"/>
      <text:p text:style-name="P6">192.168.100.128<text:tab/><text:tab/><text:tab/><text:tab/> <text:s text:c="3"/>- 192.168.100.191</text:p>
      <text:p text:style-name="P6"/>
      <text:p text:style-name="P9">&gt; IP address range of network "192.168.100.x" n°2_2 :</text:p>
      <text:p text:style-name="P5"><text:span text:style-name="T2">11000000 10101000 01100100 </text:span><text:span text:style-name="T6">11</text:span><text:span text:style-name="T2">000000 - 11000000 10101000 01100100 </text:span><text:span text:style-name="T6">11</text:span><text:span text:style-name="T2">111111</text:span></text:p>
      <text:p text:style-name="P6"/>
      <text:p text:style-name="P6">192.168.100.192<text:tab/><text:tab/><text:tab/><text:tab/> <text:s text:c="3"/>- 192.168.100.255</text:p>
      <text:p text:style-name="P6"/>
      <text:p text:style-name="P6"/>
      <text:p text:style-name="P7"><text:soft-page-break/><text:span text:style-name="T9">Donc sur toutes les adresses IP de</text:span><text:span text:style-name="T2"> </text:span><text:span text:style-name="T4">192.168.100.0 /25</text:span><text:span text:style-name="T2"> à </text:span><text:span text:style-name="T4">192.168.100.127 /25</text:span><text:span text:style-name="T2"> </text:span><text:span text:style-name="T9">, on aura le suffixe</text:span><text:span text:style-name="T4"> /25</text:span><text:span text:style-name="T2"> car on a pris 1 bit au Subnet Mask.</text:span></text:p>
      <text:p text:style-name="P7"><text:span text:style-name="T9">Et de toutes les adresses IP de </text:span><text:span text:style-name="T4">192.168.100.128 /26</text:span><text:span text:style-name="T2"> </text:span><text:span text:style-name="T9">à </text:span><text:span text:style-name="T4">192.168.100.191 /26</text:span><text:span text:style-name="T2"> </text:span><text:span text:style-name="T9">puis de</text:span><text:span text:style-name="T2"> </text:span><text:span text:style-name="T4">192.168.100.192 /26</text:span><text:span text:style-name="T2"> à </text:span><text:span text:style-name="T4">192.168.100.255 /26</text:span><text:span text:style-name="T9">, on aura le suffixe</text:span><text:span text:style-name="T4"> /26</text:span><text:span text:style-name="T2"> </text:span><text:span text:style-name="T9">car on aura pris 2 bits au Subnet Ma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1M46S</meta:editing-duration>
    <meta:editing-cycles>9</meta:editing-cycles>
    <meta:generator>OpenOffice/4.1.5$Win32 OpenOffice.org_project/415m1$Build-9789</meta:generator>
    <dc:date>2020-11-30T23:26:12</dc:date>
    <meta:document-statistic meta:table-count="0" meta:image-count="5" meta:object-count="0" meta:page-count="6" meta:paragraph-count="67" meta:word-count="865" meta:character-count="5650"/>
    <meta:user-defined meta:name="Info 1"/>
    <meta:user-defined meta:name="Info 2"/>
    <meta:user-defined meta:name="Info 3"/>
    <meta:user-defined meta:name="Info 4"/>
  </office:meta>
</office:document-meta>
</file>